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dobe Garamond Pro" fo:font-size="16pt" fo:font-weight="bold" officeooo:rsid="0001ed1c" officeooo:paragraph-rsid="000da2e5"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dobe Garamond Pro" fo:font-size="24pt" fo:font-weight="bold" officeooo:rsid="0001ed1c" officeooo:paragraph-rsid="000da2e5"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Adobe Garamond Pro" fo:font-size="24pt" fo:font-weight="bold" officeooo:rsid="0001ed1c" officeooo:paragraph-rsid="000da2e5"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dobe Garamond Pro" fo:font-size="24pt" fo:font-weight="bold" officeooo:rsid="000da2e5" officeooo:paragraph-rsid="000da2e5" style:font-size-asian="24pt" style:font-weight-asian="bold" style:font-size-complex="24pt" style:font-weight-complex="bold"/>
    </style:style>
    <style:style style:name="P5" style:family="paragraph" style:parent-style-name="Standard">
      <style:text-properties style:font-name="Times New Roman" officeooo:rsid="0009c0c4" officeooo:paragraph-rsid="0009c0c4"/>
    </style:style>
    <style:style style:name="P6" style:family="paragraph" style:parent-style-name="Standard">
      <style:text-properties style:font-name="Times New Roman" officeooo:rsid="000aff2d" officeooo:paragraph-rsid="000aff2d"/>
    </style:style>
    <style:style style:name="P7" style:family="paragraph" style:parent-style-name="Standard">
      <style:text-properties style:font-name="Times New Roman" fo:font-size="13pt" fo:font-weight="bold" officeooo:rsid="0009c0c4" officeooo:paragraph-rsid="0009c0c4" style:font-size-asian="13pt" style:font-weight-asian="bold" style:font-size-complex="13pt" style:font-weight-complex="bold"/>
    </style:style>
    <style:style style:name="P8" style:family="paragraph" style:parent-style-name="Standard">
      <style:text-properties style:font-name="Times New Roman" style:text-underline-style="solid" style:text-underline-width="auto" style:text-underline-color="font-color" officeooo:rsid="0009c0c4" officeooo:paragraph-rsid="0009c0c4"/>
    </style:style>
    <style:style style:name="P9" style:family="paragraph" style:parent-style-name="Standard">
      <style:text-properties style:font-name="Times New Roman" style:text-underline-style="solid" style:text-underline-width="auto" style:text-underline-color="font-color" officeooo:rsid="000aff2d" officeooo:paragraph-rsid="000aff2d"/>
    </style:style>
    <style:style style:name="P10" style:family="paragraph" style:parent-style-name="Standard">
      <style:paragraph-properties fo:break-before="page"/>
      <style:text-properties style:font-name="Times New Roman" fo:font-size="14pt" fo:font-weight="bold" officeooo:rsid="0009c0c4" officeooo:paragraph-rsid="0009c0c4" style:font-size-asian="14pt" style:font-weight-asian="bold" style:font-size-complex="14pt" style:font-weight-complex="bold"/>
    </style:style>
    <style:style style:name="P11" style:family="paragraph">
      <style:paragraph-properties fo:text-align="center"/>
    </style:style>
    <style:style style:name="T1" style:family="text">
      <style:text-properties officeooo:rsid="000c3a29"/>
    </style:style>
    <style:style style:name="T2" style:family="text">
      <style:text-properties style:text-underline-style="solid" style:text-underline-width="auto" style:text-underline-color="font-color"/>
    </style:style>
    <style:style style:name="T3" style:family="text">
      <style:text-properties officeooo:rsid="0003ab83"/>
    </style:style>
    <style:style style:name="T4" style:family="text">
      <style:text-properties officeooo:rsid="000da2e5"/>
    </style:style>
    <style:style style:name="gr1"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erwalk Institute Of Technology</text:p>
      <text:p text:style-name="P2"/>
      <text:p text:style-name="P4">Database Adminsitration</text:p>
      <text:p text:style-name="P2"><draw:line text:anchor-type="paragraph" draw:z-index="0" draw:style-name="gr1" draw:text-style-name="P11" svg:x1="3.3272in" svg:y1="0.3382in" svg:x2="3.3272in" svg:y2="3.9807in"><text:p/></draw:line><draw:line text:anchor-type="paragraph" draw:z-index="1" draw:style-name="gr1" draw:text-style-name="P11" svg:x1="4.0256in" svg:y1="0.989in" svg:x2="4.0256in" svg:y2="3.2in"><text:p/></draw:line></text:p>
      <text:p text:style-name="P2"/>
      <text:p text:style-name="P2"><draw:line text:anchor-type="paragraph" draw:z-index="2" draw:style-name="gr1" draw:text-style-name="P11" svg:x1="2.5457in" svg:y1="0.189in" svg:x2="2.5457in" svg:y2="2.4in"><text:p/></draw:line></text:p>
      <text:p text:style-name="P2"/>
      <text:p text:style-name="P2"/>
      <text:p text:style-name="P2"/>
      <text:p text:style-name="P2"/>
      <text:p text:style-name="P2"/>
      <text:p text:style-name="P2"/>
      <text:p text:style-name="P2"/>
      <text:p text:style-name="P2"/>
      <text:p text:style-name="P2"/>
      <text:p text:style-name="P4">Assignement: 1</text:p>
      <text:p text:style-name="P2"/>
      <text:p text:style-name="P3"/>
      <text:p text:style-name="P3"/>
      <text:p text:style-name="P3"/>
      <text:p text:style-name="P1"><text:span text:style-name="T2">Submitted By:</text:span><text:tab/><text:tab/><text:tab/><text:tab/><text:tab/><text:tab/><text:tab/><text:tab/><text:span text:style-name="T2">Submitted To:</text:span></text:p>
      <text:p text:style-name="P1"/>
      <text:p text:style-name="P1">Name: <text:span text:style-name="T3">Sagar Giri</text:span><text:tab/><text:tab/><text:tab/><text:tab/><text:tab/><text:tab/><text:tab/><text:span text:style-name="T4">Narayan Chalise</text:span></text:p>
      <text:p text:style-name="P1">Roll No. <text:span text:style-name="T3">205</text:span></text:p>
      <text:p text:style-name="P1"/>
      <text:p text:style-name="P1"/>
      <text:p text:style-name="P1"><text:tab/><text:tab/><text:tab/><text:tab/><text:tab/>Date: <text:span text:style-name="T4">2016 Feb 23</text:span></text:p>
      <text:p text:style-name="P10">Summary of DBA in Deerwalk Inc.</text:p>
      <text:p text:style-name="P7"/>
      <text:p text:style-name="P8">Roles and responsibilities of a DBA</text:p>
      <text:p text:style-name="P5">→ The main roles and responsibilities of a DBA in Deerwalk Inc. includes:</text:p>
      <text:p text:style-name="P5"><text:tab/>a) Security</text:p>
      <text:p text:style-name="P5"><text:tab/>b) User permission, authorization and preferences</text:p>
      <text:p text:style-name="P5"><text:tab/>c) Performance and query tuning</text:p>
      <text:p text:style-name="P5"/>
      <text:p text:style-name="P8">User preferences:</text:p>
      <text:p text:style-name="P5">→ User preference is carried out using permission handle. Request for database is done using DRM (Deerwalk Resource Manager). Permission for using a database is granted using DDI script for an individual or a group on a table or database.</text:p>
      <text:p text:style-name="P5"/>
      <text:p text:style-name="P8">Performance Tuning:</text:p>
      <text:p text:style-name="P5">→ It is done in Redshift using Amazon Web Service (AWS) interface. There are different tabs in AWS that indicates the cluster performance. DWS keeps weekly backup of cluster using Redshift. A general overview can be viewed such as CPU usage, Network used, Disk usage etc. A 'general tab' is provided to see the overview/summary that looks on cluster performance (%).</text:p>
      <text:p text:style-name="P5"/>
      <text:p text:style-name="P6">Query problem is also checked using trigger. It checks whether query goes to infinite loop or not.</text:p>
      <text:p text:style-name="P6"/>
      <text:p text:style-name="P6"/>
      <text:p text:style-name="P9">Backup and Recovery:</text:p>
      <text:p text:style-name="P6">→ Cluster Backup is maintained using Redshift. Raw file is used if all clusters are erased. Commit is used to save the data in a state, so that it can be <text:span text:style-name="T1">rolled back</text:span> for recovery in future.</text:p>
      <text:p text:style-name="P6">Scripts on SQL is written to interact with database. Python and Perl programming language is used for job scheduling and for data scrubbing.</text:p>
      <text:p text:style-name="P6">Since, Oracle is expensive and complex, it is not used for managing data.</text:p>
      <text:p text:style-name="P6"/>
      <text:p text:style-name="P9">Tools and Technologies used in DWS:</text:p>
      <text:p text:style-name="P6">→ Deerwalk uses MYSQL, MSSQL Database management system, Redshift is used for performance tuning. Data scrubbing is done before data sets are stored in the database. Data scrubbing, also called data cleansing, is the process of amending or removing data in database that is <text:span text:style-name="T1">incorrect</text:span>, incomplete, not properly formatted or a duplicate entr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0:18:21.339387194</meta:creation-date>
    <dc:date>2016-02-23T11:35:56.749699252</dc:date>
    <meta:editing-duration>PT7M23S</meta:editing-duration>
    <meta:editing-cycles>4</meta:editing-cycles>
    <meta:generator>LibreOffice/4.2.8.2$Linux_X86_64 LibreOffice_project/420m0$Build-2</meta:generator>
    <meta:document-statistic meta:table-count="0" meta:image-count="0" meta:object-count="0" meta:page-count="2" meta:paragraph-count="24" meta:word-count="319" meta:character-count="1944" meta:non-whitespace-character-count="1628"/>
  </office:meta>
</office:document-meta>
</file>